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7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6" table:number-columns-repeated="997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2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3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9"/>
          <table:table-cell table:style-name="ce3" table:number-columns-repeated="997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6"/>
          <table:table-cell table:style-name="ce3" table:number-columns-repeated="997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5"/>
          <table:table-cell table:style-name="ce3" table:number-columns-repeated="997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2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6"/>
          <table:table-cell table:style-name="ce3" table:number-columns-repeated="997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6"/>
          <table:table-cell table:style-name="ce2" table:number-columns-repeated="997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3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9"/>
          <table:table-cell table:style-name="ce3" table:number-columns-repeated="997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5"/>
          <table:table-cell table:style-name="ce3" table:number-columns-repeated="997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2"/>
        </table:table-row>
        <table:table-row table:style-name="ro1">
          <table:table-cell office:value-type="string">
            <text:p>C56, C80, 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2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2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2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2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2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2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2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2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47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de/en/Electrolyte-Capacitors-105-C-1000-5000h/RAD-FC-10-50/3/index.html?ACTION=3;ARTICLE=84600;SEARCH=RAD%20FC%2047/50</text:p>
          </table:table-cell>
          <table:table-cell table:number-columns-repeated="5"/>
          <table:table-cell table:style-name="ce2" table:number-columns-repeated="997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2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2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2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1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999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999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999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4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table:style-name="ce2" office:value-type="string">
            <text:p>Mouser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IC15, IC25, IC26, IC27, IC28</text:p>
          </table:table-cell>
          <table:table-cell table:style-name="ce2" office:value-type="string">
            <text:p>TL072P</text:p>
          </table:table-cell>
          <table:table-cell table:style-name="ce2" office:value-type="string">
            <text:p>Integrated Circui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595-TL072IP</text:p>
          </table:table-cell>
          <table:table-cell table:style-name="ce2" office:value-type="float" office:value="1106015">
            <text:p>1106015</text:p>
          </table:table-cell>
          <table:table-cell table:style-name="ce2"/>
          <table:table-cell table:style-name="ce2" office:value-type="string">
            <text:p>A-037</text:p>
          </table:table-cell>
          <table:table-cell table:style-name="ce2" office:value-type="string">
            <text:p>TL 072 DIP</text:p>
          </table:table-cell>
          <table:table-cell table:style-name="ce2" table:number-columns-repeated="2"/>
          <table:table-cell table:style-name="ce2" office:value-type="string">
            <text:p>TL072</text:p>
          </table:table-cell>
          <table:table-cell table:style-name="ce2" table:number-columns-repeated="2"/>
          <table:table-cell table:style-name="ce2" office:value-type="string">
            <text:p>http://www.mouser.com/ProductDetail/Texas-Instruments/TL072IP/?qs=sGAEpiMZZMtCHixnSjNA6J5DQWv82hgvnMA72xjDiRo%3d</text:p>
          </table:table-cell>
          <table:table-cell table:style-name="ce2" office:value-type="string">
            <text:p>http://fr.farnell.com/texas-instruments/tl072cp/ampli-op-double-jfet-dip8/dp/1106015?ost=1106015&amp;categoryId=&amp;categoryName=</text:p>
          </table:table-cell>
          <table:table-cell table:style-name="ce2"/>
          <table:table-cell table:style-name="ce2" office:value-type="string">
            <text:p>http://www.taydaelectronics.com/tl072-low-noise-j-fet-dual-op-amp-ic.html</text:p>
          </table:table-cell>
          <table:table-cell table:style-name="ce2" office:value-type="string">
            <text:p>https://www.reichelt.com/index.html?ACTION=3;&amp;ARTICLE=21556;SEARCH=TL%20072%20DIP</text:p>
          </table:table-cell>
          <table:table-cell table:style-name="ce2" table:number-columns-repeated="2"/>
          <table:table-cell table:style-name="ce2" office:value-type="string">
            <text:p>http://www.musikding.de/TL072_1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4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2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C3, IC7, IC11</text:p>
          </table:table-cell>
          <table:table-cell table:style-name="ce3" office:value-type="string">
            <text:p>CA3046M</text:p>
          </table:table-cell>
          <table:table-cell table:style-name="ce3" office:value-type="string">
            <text:p>Integrated Circui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926-LM3046M/NOPB</text:p>
          </table:table-cell>
          <table:table-cell table:style-name="ce3" office:value-type="float" office:value="2295757">
            <text:p>2295757</text:p>
          </table:table-cell>
          <table:table-cell table:style-name="ce3" office:value-type="float" office:value="460821">
            <text:p>460821</text:p>
          </table:table-cell>
          <table:table-cell table:style-name="ce3" table:number-columns-repeated="7"/>
          <table:table-cell table:style-name="ce3" office:value-type="string">
            <text:p>http://www.mouser.com/ProductDetail/Texas-Instruments/LM3046M-NOPB/?qs=sGAEpiMZZMshyDBzk1%2fWi8iYrqnHY054aI7vHDgHenQ%3d</text:p>
          </table:table-cell>
          <table:table-cell table:style-name="ce3" office:value-type="string">
            <text:p>http://fr.farnell.com/texas-instruments/lm3046m-nopb/reseau-transistor-npn-5-15v-soic/dp/2295757?ost=2295757&amp;categoryId=&amp;categoryName=</text:p>
          </table:table-cell>
          <table:table-cell table:style-name="ce3" office:value-type="string">
            <text:p>http://www.rs-particuliers.com/WebCatalog/Transistor_bipolaire__LM3046M_NOPB___NPN_15_V_0_05_A___Petit_signaux_SOIC__14_broches_Pent-460821.aspx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999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2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999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2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2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2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2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2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2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2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2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2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2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2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2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2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2"/>
        </table:table-row>
        <table:table-row table:style-name="ro2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4"/>
          <table:table-cell table:style-name="ce5" office:value-type="string">
            <text:p><text:a xlink:href="https://www.taydaelectronics.com/potentiometer-variable-resistors/rotary-potentiometer/logarithmic/p2-1m-ohm-logarithmic-taper-potentiometer-round-shaft-pc-mount.html">https://www.taydaelectronics.com/potentiometer-variable-resistors/rotary-potentiometer/logarithmic/p2-1m-ohm-logarithmic-taper-potentiometer-round-shaft-pc-mount.html</text:a>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998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998"/>
        </table:table-row>
        <table:table-row table:style-name="ro2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4"/>
          <table:table-cell table:style-name="ce5" office:value-type="string">
            <text:p><text:a xlink:href="https://www.taydaelectronics.com/potentiometer-variable-resistors/rotary-potentiometer/anti-log-reverse/c50k-ohm-anti-log-taper-potentiometer-round-shaft-pc-mount-l.html">https://www.taydaelectronics.com/potentiometer-variable-resistors/rotary-potentiometer/anti-log-reverse/c50k-ohm-anti-log-taper-potentiometer-round-shaft-pc-mount-l.html</text:a>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998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0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0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998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8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8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8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Q3, Q7, Q9, Q16, Q20, Q22, Q29, Q33, Q35, Q58, Q61, Q62, Q67, Q91, Q94</text:p>
          </table:table-cell>
          <table:table-cell table:style-name="ce2" office:value-type="string">
            <text:p>2N4058</text:p>
          </table:table-cell>
          <table:table-cell table:style-name="ce2" office:value-type="string">
            <text:p>Transistor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610-2N4058</text:p>
          </table:table-cell>
          <table:table-cell table:style-name="ce2" table:number-columns-repeated="9"/>
          <table:table-cell table:style-name="ce4" office:value-type="string">
            <text:p><text:a xlink:href="https://www.mouser.fr/ProductDetail/Central-Semiconductor/2N4058-PBFREE?qs=%2Fha2pyFadujbdJu0jR734N9to6kAeQtKLMFiR0rKXAUETIrMylb94g%3D%3D">https://www.mouser.fr/ProductDetail/Central-Semiconductor/2N4058-PBFREE?qs=%2Fha2pyFadujbdJu0jR734N9to6kAeQtKLMFiR0rKXAUETIrMylb94g%3D%3D</text:a>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Q6, Q19, Q32</text:p>
          </table:table-cell>
          <table:table-cell table:style-name="ce3" office:value-type="string">
            <text:p>2N4402</text:p>
          </table:table-cell>
          <table:table-cell table:style-name="ce3" office:value-type="string">
            <text:p>Transisto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Mammoth</text:p>
          </table:table-cell>
          <table:table-cell table:style-name="ce3" table:number-columns-repeated="6"/>
          <table:table-cell table:style-name="ce3" office:value-type="float" office:value="2012">
            <text:p>2012</text:p>
          </table:table-cell>
          <table:table-cell table:style-name="ce3"/>
          <table:table-cell table:style-name="ce3" office:value-type="string">
            <text:p>2N4402-p</text:p>
          </table:table-cell>
          <table:table-cell table:style-name="ce3" table:number-columns-repeated="7"/>
          <table:table-cell table:style-name="ce3" office:value-type="string">
            <text:p>http://smallbear-electronics.mybigcommerce.com/transistor-2n4402/</text:p>
          </table:table-cell>
          <table:table-cell table:style-name="ce3"/>
          <table:table-cell table:style-name="ce3" office:value-type="string">
            <text:p>http://www.mammothelectronics.com/2N4402-p/100-1005.htm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2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2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2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8"/>
        </table:table-row>
        <table:table-row table:style-name="ro2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2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2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2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Q8, Q21, Q34</text:p>
          </table:table-cell>
          <table:table-cell table:style-name="ce3" office:value-type="string">
            <text:p>LS3954</text:p>
          </table:table-cell>
          <table:table-cell table:style-name="ce3" office:value-type="string">
            <text:p>Transistor Matched Pai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Micross</text:p>
          </table:table-cell>
          <table:table-cell table:style-name="ce3" table:number-columns-repeated="9"/>
          <table:table-cell table:style-name="ce3" office:value-type="string">
            <text:p>2N3954A</text:p>
          </table:table-cell>
          <table:table-cell table:style-name="ce3" table:number-columns-repeated="9"/>
          <table:table-cell table:style-name="ce3" office:value-type="string">
            <text:p>https://www.micross.com/ecommerce/shop-default.aspx</text:p>
          </table:table-cell>
          <table:table-cell table:number-columns-repeated="997"/>
        </table:table-row>
        <table:table-row table:style-name="ro2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2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table:style-name="ce5" office:value-type="string">
            <text:p><text:a xlink:href="https://www.mouser.fr/ProductDetail/Central-Semiconductor/MPS8097-PBFREE?qs=%2Fha2pyFaduhoEal7n1bv5IkdcgUXXueOazrdCQTDDHA%3D">https://www.mouser.fr/ProductDetail/Central-Semiconductor/MPS8097-PBFREE?qs=%2Fha2pyFaduhoEal7n1bv5IkdcgUXXueOazrdCQTDDHA%3D</text:a></text:p>
          </table:table-cell>
          <table:table-cell table:number-columns-repeated="1006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8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Q95, Q96</text:p>
          </table:table-cell>
          <table:table-cell table:style-name="ce3" office:value-type="string">
            <text:p>BF245</text:p>
          </table:table-cell>
          <table:table-cell table:style-name="ce3" office:value-type="string">
            <text:p>Transistor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aydaElectronics</text:p>
          </table:table-cell>
          <table:table-cell table:style-name="ce3" table:number-columns-repeated="3"/>
          <table:table-cell table:style-name="ce3" office:value-type="string">
            <text:p>A-907</text:p>
          </table:table-cell>
          <table:table-cell table:style-name="ce3" office:value-type="string">
            <text:p>BF 245B</text:p>
          </table:table-cell>
          <table:table-cell table:style-name="ce3" table:number-columns-repeated="8"/>
          <table:table-cell table:style-name="ce3" office:value-type="string">
            <text:p>http://www.taydaelectronics.com/bf245-bf245b-jfet-n-channel-transistor.html</text:p>
          </table:table-cell>
          <table:table-cell table:style-name="ce3" office:value-type="string">
            <text:p>https://www.reichelt.com/BF-245B/3/index.html?&amp;ACTION=3&amp;LA=446&amp;ARTICLE=5445&amp;artnr=BF+245B&amp;SEARCH=BF+245B</text:p>
          </table:table-cell>
          <table:table-cell table:style-name="ce3" table:number-columns-repeated="5"/>
          <table:table-cell table:number-columns-repeated="997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8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2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2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2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2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2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2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2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2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2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2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2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2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2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2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2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2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2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2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2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2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2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2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2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2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2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2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2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2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2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2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2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2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2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2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2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2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2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2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2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2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2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2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2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2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2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2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2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2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2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2"/>
        </table:table-row>
        <table:table-row table:style-name="ro2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7"/>
          <table:table-cell table:style-name="ce5" office:value-type="string">
            <text:p><text:a xlink:href="https://www.mouser.fr/ProductDetail/Bourns/3296W-1-252LF?qs=VW5eOWd7Luy89Xw%2FKwu%2Fxg%3D%3D">https://www.mouser.fr/ProductDetail/Bourns/3296W-1-252LF?qs=VW5eOWd7Luy89Xw%2FKwu%2Fxg%3D%3D</text:a></text:p>
          </table:table-cell>
          <table:table-cell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2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2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2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6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2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2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2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2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2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2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2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2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3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2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2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2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2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2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2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2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2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2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2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2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2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2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2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2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2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2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2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2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2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6"/>
          <table:table-cell table:style-name="ce3" table:number-columns-repeated="997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2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2"/>
        </table:table-row>
        <table:table-row table:style-name="ro2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7"/>
          <table:table-cell table:style-name="ce5" office:value-type="string">
            <text:p><text:a xlink:href="https://www.mouser.fr/ProductDetail/Bourns/3296W-1-250LF?qs=lVX7TGoKpK8g3FUwSNm%2FwA%3D%3D">https://www.mouser.fr/ProductDetail/Bourns/3296W-1-250LF?qs=lVX7TGoKpK8g3FUwSNm%2FwA%3D%3D</text:a></text:p>
          </table:table-cell>
          <table:table-cell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2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2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2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2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2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2"/>
        </table:table-row>
        <table:table-row table:style-name="ro2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table:style-name="ce5" office:value-type="string">
            <text:p><text:a xlink:href="https://www.taydaelectronics.com/electromechanical/switches-key-pad/rotary-switch/rotary-switch-2-pole-6-position-alpha-sr2511-2689.html">https://www.taydaelectronics.com/electromechanical/switches-key-pad/rotary-switch/rotary-switch-2-pole-6-position-alpha-sr2511-2689.html</text:a></text:p>
          </table:table-cell>
          <table:table-cell table:number-columns-repeated="1003"/>
        </table:table-row>
        <table:table-row table:style-name="ro2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table:style-name="ce5" office:value-type="string">
            <text:p><text:a xlink:href="https://www.taydaelectronics.com/rotary-switch-3-pole-4-position-alpha-sr2511-3597.html">https://www.taydaelectronics.com/rotary-switch-3-pole-4-position-alpha-sr2511-3597.html</text:a></text:p>
          </table:table-cell>
          <table:table-cell table:number-columns-repeated="1003"/>
        </table:table-row>
        <table:table-row table:style-name="ro2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Mouser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table:style-name="ce5" office:value-type="string">
            <text:p><text:a xlink:href="https://www.mouser.fr/ProductDetail/Apem/5636A?qs=13SBeMgRQikE6kYdAHiC2A%3D%3D">https://www.mouser.fr/ProductDetail/Apem/5636A?qs=13SBeMgRQikE6kYdAHiC2A%3D%3D</text:a>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4"/>
        </table:table-row>
        <table:table-row table:style-name="ro2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table:style-name="ce5" office:value-type="string">
            <text:p><text:a xlink:href="https://www.mouser.fr/ProductDetail/Apem/5646A?qs=d0WKAl%252BL4KY%2F4FimZpBIMw%3D%3D">https://www.mouser.fr/ProductDetail/Apem/5646A?qs=d0WKAl%252BL4KY%2F4FimZpBIMw%3D%3D</text:a>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C1A, TC1B, TC2A, TC2B, TC3A, TC3B</text:p>
          </table:table-cell>
          <table:table-cell table:style-name="ce3" office:value-type="string">
            <text:p>1K-1%-3300ppm</text:p>
          </table:table-cell>
          <table:table-cell table:style-name="ce3" office:value-type="string">
            <text:p>Tempco Resisto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Thonk</text:p>
          </table:table-cell>
          <table:table-cell table:style-name="ce3" table:number-columns-repeated="5"/>
          <table:table-cell table:style-name="ce3" office:value-type="string">
            <text:p>EComp_Tempco_Akaneohm_1K</text:p>
          </table:table-cell>
          <table:table-cell table:style-name="ce3" table:number-columns-repeated="9"/>
          <table:table-cell table:style-name="ce3" office:value-type="string">
            <text:p>https://www.thonk.co.uk/shop/tempco-resistor-anakeohm-1-3300ppm-x3/</text:p>
          </table:table-cell>
          <table:table-cell table:style-name="ce3" table:number-columns-repeated="1001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Synth Pointer #4</text:p>
          </table:table-cell>
          <table:table-cell office:value-type="string">
            <text:p>bakno19</text:p>
          </table:table-cell>
          <table:table-cell table:number-columns-repeated="8"/>
          <table:table-cell office:value-type="string">
            <text:p>http://smallbear-electronics.mybigcommerce.com/synth-pointer-4-colors/</text:p>
          </table:table-cell>
          <table:table-cell office:value-type="string">
            <text:p>http://www.musikding.de/Black-Fluted-Silver-Center-19mm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2">
            <text:p>22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2"/>
          <table:table-cell table:style-name="ce3" table:number-columns-repeated="997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6"/>
          <table:table-cell table:style-name="ce3" table:number-columns-repeated="99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/05/2020</text:date>, <text:time>11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11:22:42</dc:date>
    <dc:creator>Julien Delgoulet</dc:creator>
    <meta:generator>OpenOffice/4.1.7$Unix OpenOffice.org_project/417m1$Build-9800</meta:generator>
    <meta:editing-duration>PT1H4M11S</meta:editing-duration>
    <meta:editing-cycles>75</meta:editing-cycles>
    <meta:document-statistic meta:table-count="1" meta:cell-count="2005" meta:object-count="0"/>
    <meta:user-defined meta:name=""/>
  </office:meta>
</office:document-meta>
</file>